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c72" officeooo:paragraph-rsid="00015c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3</text:p>
      <text:p text:style-name="P1"/>
      <text:p text:style-name="P1">1: I would use binary search to do this problem since the int values are already sorted. This give the run time for binary search O(logN) (at least thats what the slides said). The reason for this run time is because in a binary search all it does is split the array in half and searches for it. If its not in one half it will go to the next half and since the array is a order for both sides it will just go to the other side if it hits a number that is too low or too high for it. If the data structure is odd then it will compare it with the middle number first and will return if it is cor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8:09:48.031223112</meta:creation-date>
    <dc:date>2018-11-02T18:37:25.745317985</dc:date>
    <meta:editing-duration>PT7M18S</meta:editing-duration>
    <meta:editing-cycles>1</meta:editing-cycles>
    <meta:document-statistic meta:table-count="0" meta:image-count="0" meta:object-count="0" meta:page-count="1" meta:paragraph-count="2" meta:word-count="128" meta:character-count="607" meta:non-whitespace-character-count="481"/>
    <meta:generator>LibreOffice/5.1.6.2$Linux_X86_64 LibreOffice_project/10m0$Build-2</meta:generator>
  </office:meta>
</office:document-meta>
</file>